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e661"/>
    </style:style>
    <style:style style:name="P2" style:family="paragraph" style:parent-style-name="Text_20_body">
      <style:text-properties officeooo:rsid="0016e661" officeooo:paragraph-rsid="0016e661"/>
    </style:style>
    <style:style style:name="P3" style:family="paragraph" style:parent-style-name="Text_20_body">
      <style:text-properties officeooo:rsid="0016e661" officeooo:paragraph-rsid="00227b83"/>
    </style:style>
    <style:style style:name="P4" style:family="paragraph" style:parent-style-name="Text_20_body">
      <style:text-properties officeooo:rsid="0016e661" officeooo:paragraph-rsid="00273d6a"/>
    </style:style>
    <style:style style:name="P5" style:family="paragraph" style:parent-style-name="Text_20_body">
      <style:text-properties officeooo:rsid="0016e661" officeooo:paragraph-rsid="002a6874"/>
    </style:style>
    <style:style style:name="P6" style:family="paragraph" style:parent-style-name="Text_20_body">
      <style:text-properties officeooo:rsid="001ab963" officeooo:paragraph-rsid="001ab963"/>
    </style:style>
    <style:style style:name="P7" style:family="paragraph" style:parent-style-name="Text_20_body">
      <style:text-properties officeooo:rsid="001ab963" officeooo:paragraph-rsid="00227b83"/>
    </style:style>
    <style:style style:name="P8" style:family="paragraph" style:parent-style-name="Text_20_body">
      <style:text-properties officeooo:rsid="001ab963" officeooo:paragraph-rsid="00273d6a"/>
    </style:style>
    <style:style style:name="P9" style:family="paragraph" style:parent-style-name="Text_20_body">
      <style:text-properties officeooo:rsid="001be55c" officeooo:paragraph-rsid="0013b5a6"/>
    </style:style>
    <style:style style:name="P10" style:family="paragraph" style:parent-style-name="Text_20_body">
      <style:text-properties officeooo:rsid="001be55c" officeooo:paragraph-rsid="001be55c"/>
    </style:style>
    <style:style style:name="P11" style:family="paragraph" style:parent-style-name="Text_20_body">
      <style:text-properties officeooo:rsid="001be55c" officeooo:paragraph-rsid="00227b83"/>
    </style:style>
    <style:style style:name="P12" style:family="paragraph" style:parent-style-name="Text_20_body">
      <style:text-properties officeooo:rsid="001be55c" officeooo:paragraph-rsid="00273d6a"/>
    </style:style>
    <style:style style:name="P13" style:family="paragraph" style:parent-style-name="Text_20_body">
      <style:text-properties officeooo:rsid="001be55c" officeooo:paragraph-rsid="002a6874"/>
    </style:style>
    <style:style style:name="P14" style:family="paragraph" style:parent-style-name="Text_20_body">
      <style:text-properties officeooo:paragraph-rsid="00227b83"/>
    </style:style>
    <style:style style:name="P15" style:family="paragraph" style:parent-style-name="Text_20_body">
      <style:text-properties officeooo:paragraph-rsid="002a6874"/>
    </style:style>
    <style:style style:name="P16" style:family="paragraph" style:parent-style-name="Text_20_body">
      <style:text-properties officeooo:rsid="002b012d" officeooo:paragraph-rsid="002b012d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.046cm" loext:contextual-spacing="false"/>
      <style:text-properties officeooo:rsid="002b012d" officeooo:paragraph-rsid="002b012d"/>
    </style:style>
    <style:style style:name="P19" style:family="paragraph" style:parent-style-name="Text_20_body">
      <style:text-properties officeooo:rsid="002b012d" officeooo:paragraph-rsid="002b012d"/>
    </style:style>
    <style:style style:name="P20" style:family="paragraph" style:parent-style-name="Text_20_body">
      <style:text-properties officeooo:rsid="0013b5a6" officeooo:paragraph-rsid="0016e661"/>
    </style:style>
    <style:style style:name="P21" style:family="paragraph" style:parent-style-name="Text_20_body">
      <style:text-properties officeooo:rsid="0013b5a6" officeooo:paragraph-rsid="00273d6a"/>
    </style:style>
    <style:style style:name="P22" style:family="paragraph" style:parent-style-name="Text_20_body">
      <style:text-properties officeooo:rsid="0013b5a6" officeooo:paragraph-rsid="00227b83"/>
    </style:style>
    <style:style style:name="P23" style:family="paragraph" style:parent-style-name="Text_20_body">
      <style:text-properties officeooo:rsid="0013b5a6" officeooo:paragraph-rsid="002a6874"/>
    </style:style>
    <style:style style:name="P24" style:family="paragraph" style:parent-style-name="Text_20_body">
      <style:text-properties officeooo:rsid="002c6fe1" officeooo:paragraph-rsid="002c6fe1"/>
    </style:style>
    <style:style style:name="T1" style:family="text">
      <style:text-properties officeooo:rsid="0018e133"/>
    </style:style>
    <style:style style:name="T2" style:family="text">
      <style:text-properties officeooo:rsid="001be55c"/>
    </style:style>
    <style:style style:name="T3" style:family="text">
      <style:text-properties officeooo:rsid="001e736c"/>
    </style:style>
    <style:style style:name="T4" style:family="text">
      <style:text-properties officeooo:rsid="00204526"/>
    </style:style>
    <style:style style:name="T5" style:family="text">
      <style:text-properties officeooo:rsid="0020d40d"/>
    </style:style>
    <style:style style:name="T6" style:family="text">
      <style:text-properties officeooo:rsid="0024881b"/>
    </style:style>
    <style:style style:name="T7" style:family="text">
      <style:text-properties officeooo:rsid="00273d6a"/>
    </style:style>
    <style:style style:name="T8" style:family="text">
      <style:text-properties officeooo:rsid="00277845"/>
    </style:style>
    <style:style style:name="T9" style:family="text">
      <style:text-properties officeooo:rsid="0028f643"/>
    </style:style>
    <style:style style:name="T10" style:family="text">
      <style:text-properties officeooo:rsid="002a6874"/>
    </style:style>
    <style:style style:name="T11" style:family="text">
      <style:text-properties officeooo:rsid="002e2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Text_20_body"/>
      <text:p text:style-name="Text_20_body"><text:tab/><text:span text:style-name="T11">O estudo tem como objetivo analisar e comparar a aplicação dos metodos de relaxação (SOR) e Gradiente Conjugado sem pré-condicionamento.</text:span></text:p>
      <text:p text:style-name="Text_20_body"/>
      <text:p text:style-name="P24">Considerações:</text:p>
      <text:p text:style-name="P24">* O número máximo de interações é 300 para todos o metodo SOR</text:p>
      <text:h text:style-name="Heading_20_2" text:outline-level="2"/>
      <text:h text:style-name="Heading_20_2" text:outline-level="2">Trefethen_20</text:h>
      <text:p text:style-name="P16"/>
      <text:h text:style-name="Heading_20_3" text:outline-level="3">Caracteristica da matriz: </text:h>
      <text:p text:style-name="P18">Dimensao = 20x20</text:p>
      <text:p text:style-name="P16">coef_ajuste_min = 0.97 a 1.12</text:p>
      <text:p text:style-name="P2">num_interacoes_min = 7</text:p>
      <text:p text:style-name="P17"/>
      <text:h text:style-name="Heading_20_3" text:outline-level="3">Comparação dos métodos:</text:h>
      <text:p text:style-name="Text_20_body"/>
      <text:p text:style-name="P17"/>
      <text:h text:style-name="Heading_20_2" text:outline-level="2">bcsstk04</text:h>
      <text:p text:style-name="P9"/>
      <text:p text:style-name="P10">Dimensao = <text:span text:style-name="T3">132x132</text:span></text:p>
      <text:p text:style-name="P20">coef_ajuste_min = 1.9</text:p>
      <text:p text:style-name="P2">num_interacoes_min = 169</text:p>
      <text:p text:style-name="P1"/>
      <text:h text:style-name="Heading_20_2" text:outline-level="2">bcsst<text:span text:style-name="T8">m22</text:span></text:h>
      <text:p text:style-name="P12"/>
      <text:p text:style-name="P12">Dimensao = <text:span text:style-name="T7">138x138</text:span></text:p>
      <text:p text:style-name="P21"><text:soft-page-break/>coef_ajuste_min = 1</text:p>
      <text:p text:style-name="P4">num_interacoes_min = <text:span text:style-name="T9">2</text:span></text:p>
      <text:p text:style-name="P8"/>
      <text:h text:style-name="Heading_20_2" text:outline-level="2">bcsstk<text:span text:style-name="T1">34</text:span></text:h>
      <text:p text:style-name="P1"/>
      <text:p text:style-name="P10">Dimensao = <text:span text:style-name="T4">588x588</text:span></text:p>
      <text:p text:style-name="P20">coef_ajuste_min = 1.2</text:p>
      <text:p text:style-name="P2">num_interacoes_min = <text:span text:style-name="T2">126</text:span></text:p>
      <text:p text:style-name="P6">media_tempo_matrizCompleta = <text:span text:style-name="T5">47s</text:span></text:p>
      <text:p text:style-name="P6">media_tempo_matrizCOO = <text:span text:style-name="T5">5s</text:span></text:p>
      <text:p text:style-name="P14"/>
      <text:h text:style-name="Heading_20_2" text:outline-level="2">bcsst<text:span text:style-name="T6">m12</text:span></text:h>
      <text:p text:style-name="P11"/>
      <text:p text:style-name="P11">Dimensao = <text:span text:style-name="T3">1473x1473</text:span></text:p>
      <text:p text:style-name="P22">coef_ajuste_min = 1.9</text:p>
      <text:p text:style-name="P3">num_interacoes_min = 1<text:span text:style-name="T6">29</text:span></text:p>
      <text:p text:style-name="P3"/>
      <text:h text:style-name="Heading_20_2" text:outline-level="2">Trefethen_20</text:h>
      <text:p text:style-name="P15"/>
      <text:p text:style-name="P13">Dimensao = <text:span text:style-name="T10">2000x2000</text:span></text:p>
      <text:p text:style-name="P23">coef_ajuste_min = 1.1<text:tab/></text:p>
      <text:p text:style-name="P5">num_interacoes_min = <text:span text:style-name="T10">22</text:span></text:p>
      <text:p text:style-name="P5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41:21.477267167</meta:creation-date>
    <meta:generator>LibreOffice/6.2.8.2$Linux_X86_64 LibreOffice_project/20$Build-2</meta:generator>
    <dc:date>2020-06-05T16:24:53.696246023</dc:date>
    <meta:editing-duration>PT13H5M20S</meta:editing-duration>
    <meta:editing-cycles>16</meta:editing-cycles>
    <meta:document-statistic meta:table-count="0" meta:image-count="0" meta:object-count="0" meta:page-count="2" meta:paragraph-count="32" meta:word-count="109" meta:character-count="767" meta:non-whitespace-character-count="687"/>
  </office:meta>
</office:document-meta>
</file>